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91in"/>
    </style:style>
    <style:style style:name="co2" style:family="table-column">
      <style:table-column-properties fo:break-before="auto" style:column-width="1.8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 </dc:creator>
            <dc:date>2021-11-23T02:49:55.652676853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12" table:table="0"/>
          <office:change-info>
            <dc:creator> </dc:creator>
            <dc:date>2021-11-23T02:50:02.323664792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2" table:table="0"/>
          <office:change-info>
            <dc:creator> </dc:creator>
            <dc:date>2021-11-23T02:50:13.431184162</dc:date>
          </office:change-info>
          <table:previous table:id="ct2">
            <table:change-track-table-cell office:value-type="string">
              <text:p>PinTool</text:p>
            </table:change-track-table-cell>
          </table:previous>
        </table:cell-content-change>
        <table:cell-content-change table:id="ct4">
          <table:cell-address table:column="1" table:row="2" table:table="0"/>
          <office:change-info>
            <dc:creator> </dc:creator>
            <dc:date>2021-11-23T02:53:05.793835986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2" table:table="0"/>
          <office:change-info>
            <dc:creator> </dc:creator>
            <dc:date>2021-11-23T02:53:07.666964461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2" table:table="0"/>
          <office:change-info>
            <dc:creator> </dc:creator>
            <dc:date>2021-11-23T02:53:08.694511889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2" table:table="0"/>
          <office:change-info>
            <dc:creator> </dc:creator>
            <dc:date>2021-11-23T02:53:10.052654182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2" table:table="0"/>
          <office:change-info>
            <dc:creator> </dc:creator>
            <dc:date>2021-11-23T02:53:11.35449286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3" table:table="0"/>
          <office:change-info>
            <dc:creator> </dc:creator>
            <dc:date>2021-11-23T02:53:19.185431066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4" table:table="0"/>
          <office:change-info>
            <dc:creator> </dc:creator>
            <dc:date>2021-11-23T02:53:22.608261621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4" table:table="0"/>
          <office:change-info>
            <dc:creator> </dc:creator>
            <dc:date>2021-11-23T02:53:27.312135017</dc:date>
          </office:change-info>
          <table:previous table:id="ct10">
            <table:change-track-table-cell office:value-type="string">
              <text:p>Cell OutputStack</text:p>
            </table:change-track-table-cell>
          </table:previous>
        </table:cell-content-change>
        <table:cell-content-change table:id="ct12">
          <table:cell-address table:column="1" table:row="5" table:table="0"/>
          <office:change-info>
            <dc:creator> </dc:creator>
            <dc:date>2021-11-23T02:53:41.006824178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6" table:table="0"/>
          <office:change-info>
            <dc:creator> </dc:creator>
            <dc:date>2021-11-23T02:53:46.944735469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7" table:table="0"/>
          <office:change-info>
            <dc:creator> </dc:creator>
            <dc:date>2021-11-23T02:53:51.138023123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8" table:table="0"/>
          <office:change-info>
            <dc:creator> </dc:creator>
            <dc:date>2021-11-23T02:53:54.066545292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9" table:table="0"/>
          <office:change-info>
            <dc:creator> </dc:creator>
            <dc:date>2021-11-23T02:53:57.583153894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10" table:table="0"/>
          <office:change-info>
            <dc:creator> </dc:creator>
            <dc:date>2021-11-23T02:54:00.398738054</dc:date>
          </office:change-info>
          <table:previous>
            <table:change-track-table-cell/>
          </table:previous>
        </table:cell-content-change>
        <table:cell-content-change table:id="ct18">
          <table:cell-address table:column="1" table:row="11" table:table="0"/>
          <office:change-info>
            <dc:creator> </dc:creator>
            <dc:date>2021-11-23T02:54:09.783495737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12" table:table="0"/>
          <office:change-info>
            <dc:creator> </dc:creator>
            <dc:date>2021-11-23T02:54:14.073390933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2" table:table="0"/>
          <office:change-info>
            <dc:creator> </dc:creator>
            <dc:date>2021-11-23T02:54:20.770038925</dc:date>
          </office:change-info>
          <table:previous table:id="ct3">
            <table:change-track-table-cell office:value-type="string">
              <text:p>Pin tool</text:p>
            </table:change-track-table-cell>
          </table:previous>
        </table:cell-content-change>
        <table:cell-content-change table:id="ct21">
          <table:cell-address table:column="0" table:row="14" table:table="0"/>
          <office:change-info>
            <dc:creator> </dc:creator>
            <dc:date>2021-11-23T02:54:22.431269764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7" table:table="0"/>
          <office:change-info>
            <dc:creator> </dc:creator>
            <dc:date>2021-11-23T02:54:30.431706544</dc:date>
          </office:change-info>
          <table:previous table:id="ct14">
            <table:change-track-table-cell office:value-type="string">
              <text:p>Solution 1</text:p>
            </table:change-track-table-cell>
          </table:previous>
        </table:cell-content-change>
        <table:cell-content-change table:id="ct23">
          <table:cell-address table:column="1" table:row="8" table:table="0"/>
          <office:change-info>
            <dc:creator> </dc:creator>
            <dc:date>2021-11-23T02:54:30.431709899</dc:date>
          </office:change-info>
          <table:previous table:id="ct15">
            <table:change-track-table-cell office:value-type="string">
              <text:p>Solution 2</text:p>
            </table:change-track-table-cell>
          </table:previous>
        </table:cell-content-change>
        <table:cell-content-change table:id="ct24">
          <table:cell-address table:column="1" table:row="9" table:table="0"/>
          <office:change-info>
            <dc:creator> </dc:creator>
            <dc:date>2021-11-23T02:54:30.431710761</dc:date>
          </office:change-info>
          <table:previous table:id="ct16">
            <table:change-track-table-cell office:value-type="string">
              <text:p>Solution 3</text:p>
            </table:change-track-table-cell>
          </table:previous>
        </table:cell-content-change>
        <table:cell-content-change table:id="ct25">
          <table:cell-address table:column="1" table:row="10" table:table="0"/>
          <office:change-info>
            <dc:creator> </dc:creator>
            <dc:date>2021-11-23T02:54:30.431711662</dc:date>
          </office:change-info>
          <table:previous table:id="ct17">
            <table:change-track-table-cell office:value-type="string">
              <text:p>Fan/Heater</text:p>
            </table:change-track-table-cell>
          </table:previous>
        </table:cell-content-change>
        <table:cell-content-change table:id="ct26">
          <table:cell-address table:column="1" table:row="11" table:table="0"/>
          <office:change-info>
            <dc:creator> </dc:creator>
            <dc:date>2021-11-23T02:54:30.431712299</dc:date>
          </office:change-info>
          <table:previous table:id="ct18">
            <table:change-track-table-cell office:value-type="string">
              <text:p>Cell Transfer Area</text:p>
            </table:change-track-table-cell>
          </table:previous>
        </table:cell-content-change>
        <table:cell-content-change table:id="ct27">
          <table:cell-address table:column="1" table:row="12" table:table="0"/>
          <office:change-info>
            <dc:creator> </dc:creator>
            <dc:date>2021-11-23T02:54:30.431712937</dc:date>
          </office:change-info>
          <table:previous table:id="ct19">
            <table:change-track-table-cell office:value-type="string">
              <text:p>Chemical Transfer Area</text:p>
            </table:change-track-table-cell>
          </table:previous>
        </table:cell-content-change>
        <table:cell-content-change table:id="ct28">
          <table:cell-address table:column="1" table:row="14" table:table="0"/>
          <office:change-info>
            <dc:creator> </dc:creator>
            <dc:date>2021-11-23T02:54:33.243241112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5" table:table="0"/>
          <office:change-info>
            <dc:creator> </dc:creator>
            <dc:date>2021-11-23T02:54:33.243255044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16" table:table="0"/>
          <office:change-info>
            <dc:creator> </dc:creator>
            <dc:date>2021-11-23T02:54:33.243259125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17" table:table="0"/>
          <office:change-info>
            <dc:creator> </dc:creator>
            <dc:date>2021-11-23T02:54:33.243262681</dc:date>
          </office:change-info>
          <table:previous>
            <table:change-track-table-cell/>
          </table:previous>
        </table:cell-content-change>
        <table:cell-content-change table:id="ct32">
          <table:cell-address table:column="1" table:row="18" table:table="0"/>
          <office:change-info>
            <dc:creator> </dc:creator>
            <dc:date>2021-11-23T02:54:33.243266407</dc:date>
          </office:change-info>
          <table:previous>
            <table:change-track-table-cell/>
          </table:previous>
        </table:cell-content-change>
        <table:cell-content-change table:id="ct33">
          <table:cell-address table:column="1" table:row="19" table:table="0"/>
          <office:change-info>
            <dc:creator> </dc:creator>
            <dc:date>2021-11-23T02:54:33.243270035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20" table:table="0"/>
          <office:change-info>
            <dc:creator> </dc:creator>
            <dc:date>2021-11-23T02:54:33.243273527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20" table:table="0"/>
          <office:change-info>
            <dc:creator> </dc:creator>
            <dc:date>2021-11-23T02:54:36.931362675</dc:date>
          </office:change-info>
          <table:previous table:id="ct34">
            <table:change-track-table-cell office:value-type="string">
              <text:p>Solution 1</text:p>
            </table:change-track-table-cell>
          </table:previous>
        </table:cell-content-change>
        <table:cell-content-change table:id="ct36">
          <table:cell-address table:column="0" table:row="1" table:table="0"/>
          <office:change-info>
            <dc:creator> </dc:creator>
            <dc:date>2021-11-23T02:56:29.066796667</dc:date>
          </office:change-info>
          <table:previous>
            <table:change-track-table-cell office:value-type="string">
              <text:p>Gripper</text:p>
            </table:change-track-table-cell>
          </table:previous>
        </table:cell-content-change>
        <table:cell-content-change table:id="ct37">
          <table:cell-address table:column="0" table:row="3" table:table="0"/>
          <office:change-info>
            <dc:creator> </dc:creator>
            <dc:date>2021-11-23T02:56:30.248052556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18" table:table="0"/>
          <office:change-info>
            <dc:creator> </dc:creator>
            <dc:date>2021-11-23T19:16:06.673060521</dc:date>
          </office:change-info>
          <table:previous>
            <table:change-track-table-cell/>
          </table:previous>
        </table:cell-content-change>
        <table:cell-content-change table:id="ct39">
          <table:cell-address table:column="2" table:row="18" table:table="0"/>
          <office:change-info>
            <dc:creator> </dc:creator>
            <dc:date>2021-11-23T19:16:13.081764231</dc:date>
          </office:change-info>
          <table:previous table:id="ct38">
            <table:change-track-table-cell office:value-type="string">
              <text:p><text:s/></text:p>
            </table:change-track-table-cell>
          </table:previous>
        </table:cell-content-change>
        <table:cell-content-change table:id="ct40">
          <table:cell-address table:column="3" table:row="18" table:table="0"/>
          <office:change-info>
            <dc:creator> </dc:creator>
            <dc:date>2021-11-23T19:16:19.429288357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18" table:table="0"/>
          <office:change-info>
            <dc:creator> </dc:creator>
            <dc:date>2021-11-23T19:16:31.818270535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8" table:table="0"/>
          <office:change-info>
            <dc:creator> </dc:creator>
            <dc:date>2021-11-23T19:16:35.185456568</dc:date>
          </office:change-info>
          <table:previous>
            <table:change-track-table-cell/>
          </table:previous>
        </table:cell-content-change>
        <table:cell-content-change table:id="ct43">
          <table:cell-address table:column="2" table:row="19" table:table="0"/>
          <office:change-info>
            <dc:creator> </dc:creator>
            <dc:date>2021-11-23T19:37:45.206328023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19" table:table="0"/>
          <office:change-info>
            <dc:creator> </dc:creator>
            <dc:date>2021-11-23T19:38:02.387027200</dc:date>
          </office:change-info>
          <table:previous>
            <table:change-track-table-cell/>
          </table:previous>
        </table:cell-content-change>
        <table:cell-content-change table:id="ct45">
          <table:cell-address table:column="4" table:row="19" table:table="0"/>
          <office:change-info>
            <dc:creator> </dc:creator>
            <dc:date>2021-11-23T19:38:08.055223990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9" table:table="0"/>
          <office:change-info>
            <dc:creator> </dc:creator>
            <dc:date>2021-11-23T19:38:12.559160669</dc:date>
          </office:change-info>
          <table:previous>
            <table:change-track-table-cell/>
          </table:previous>
        </table:cell-content-change>
        <table:cell-content-change table:id="ct47">
          <table:cell-address table:column="2" table:row="5" table:table="0"/>
          <office:change-info>
            <dc:creator> </dc:creator>
            <dc:date>2021-11-23T19:51:51.546427095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5" table:table="0"/>
          <office:change-info>
            <dc:creator> </dc:creator>
            <dc:date>2021-11-23T19:51:56.405047326</dc:date>
          </office:change-info>
          <table:previous>
            <table:change-track-table-cell/>
          </table:previous>
        </table:cell-content-change>
        <table:cell-content-change table:id="ct49">
          <table:cell-address table:column="4" table:row="5" table:table="0"/>
          <office:change-info>
            <dc:creator> </dc:creator>
            <dc:date>2021-11-23T19:51:58.654124584</dc:date>
          </office:change-info>
          <table:previous>
            <table:change-track-table-cell/>
          </table:previous>
        </table:cell-content-change>
        <table:cell-content-change table:id="ct50">
          <table:cell-address table:column="5" table:row="5" table:table="0"/>
          <office:change-info>
            <dc:creator> </dc:creator>
            <dc:date>2021-11-23T19:52:04.67322416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3" table:table="0"/>
          <office:change-info>
            <dc:creator> </dc:creator>
            <dc:date>2021-11-23T20:05:46.728793422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3" table:table="0"/>
          <office:change-info>
            <dc:creator> </dc:creator>
            <dc:date>2021-11-23T20:05:51.828458905</dc:date>
          </office:change-info>
          <table:previous>
            <table:change-track-table-cell/>
          </table:previous>
        </table:cell-content-change>
        <table:cell-content-change table:id="ct53">
          <table:cell-address table:column="4" table:row="3" table:table="0"/>
          <office:change-info>
            <dc:creator> </dc:creator>
            <dc:date>2021-11-23T20:05:54.239091650</dc:date>
          </office:change-info>
          <table:previous>
            <table:change-track-table-cell/>
          </table:previous>
        </table:cell-content-change>
        <table:cell-content-change table:id="ct54">
          <table:cell-address table:column="5" table:row="3" table:table="0"/>
          <office:change-info>
            <dc:creator> </dc:creator>
            <dc:date>2021-11-23T20:05:57.643363691</dc:date>
          </office:change-info>
          <table:previous>
            <table:change-track-table-cell/>
          </table:previous>
        </table:cell-content-change>
        <table:cell-content-change table:id="ct55">
          <table:cell-address table:column="1" table:row="22" table:table="0"/>
          <office:change-info>
            <dc:creator> </dc:creator>
            <dc:date>2021-11-23T21:17:29.474570021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22" table:table="0"/>
          <office:change-info>
            <dc:creator> </dc:creator>
            <dc:date>2021-11-23T21:17:31.189221282</dc:date>
          </office:change-info>
          <table:previous>
            <table:change-track-table-cell/>
          </table:previous>
        </table:cell-content-change>
        <table:cell-content-change table:id="ct57">
          <table:cell-address table:column="1" table:row="22" table:table="0"/>
          <office:change-info>
            <dc:creator> </dc:creator>
            <dc:date>2021-11-23T21:17:35.565555174</dc:date>
          </office:change-info>
          <table:previous table:id="ct55">
            <table:change-track-table-cell office:value-type="string">
              <text:p>Good Height value</text:p>
            </table:change-track-table-cell>
          </table:previous>
        </table:cell-content-change>
        <table:cell-content-change table:id="ct58">
          <table:cell-address table:column="1" table:row="23" table:table="0"/>
          <office:change-info>
            <dc:creator> </dc:creator>
            <dc:date>2021-11-23T22:02:55.983499549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23" table:table="0"/>
          <office:change-info>
            <dc:creator> </dc:creator>
            <dc:date>2021-11-23T22:02:58.669129018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14" table:table="0"/>
          <office:change-info>
            <dc:creator> </dc:creator>
            <dc:date>2021-11-23T22:43:16.945721893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14" table:table="0"/>
          <office:change-info>
            <dc:creator> </dc:creator>
            <dc:date>2021-11-23T22:43:20.239705420</dc:date>
          </office:change-info>
          <table:previous>
            <table:change-track-table-cell/>
          </table:previous>
        </table:cell-content-change>
        <table:cell-content-change table:id="ct62">
          <table:cell-address table:column="4" table:row="14" table:table="0"/>
          <office:change-info>
            <dc:creator> </dc:creator>
            <dc:date>2021-11-23T22:43:51.765287260</dc:date>
          </office:change-info>
          <table:previous>
            <table:change-track-table-cell/>
          </table:previous>
        </table:cell-content-change>
        <table:cell-content-change table:id="ct63">
          <table:cell-address table:column="2" table:row="15" table:table="0"/>
          <office:change-info>
            <dc:creator> </dc:creator>
            <dc:date>2021-11-23T22:48:58.556414916</dc:date>
          </office:change-info>
          <table:previous>
            <table:change-track-table-cell/>
          </table:previous>
        </table:cell-content-change>
        <table:cell-content-change table:id="ct64">
          <table:cell-address table:column="3" table:row="15" table:table="0"/>
          <office:change-info>
            <dc:creator> </dc:creator>
            <dc:date>2021-11-23T22:49:00.368610487</dc:date>
          </office:change-info>
          <table:previous>
            <table:change-track-table-cell/>
          </table:previous>
        </table:cell-content-change>
        <table:cell-content-change table:id="ct65">
          <table:cell-address table:column="4" table:row="15" table:table="0"/>
          <office:change-info>
            <dc:creator> </dc:creator>
            <dc:date>2021-11-23T22:49:04.485022122</dc:date>
          </office:change-info>
          <table:previous>
            <table:change-track-table-cell/>
          </table:previous>
        </table:cell-content-change>
        <table:cell-content-change table:id="ct66">
          <table:cell-address table:column="5" table:row="14" table:table="0"/>
          <office:change-info>
            <dc:creator> </dc:creator>
            <dc:date>2021-11-23T22:53:34.628963553</dc:date>
          </office:change-info>
          <table:previous>
            <table:change-track-table-cell/>
          </table:previous>
        </table:cell-content-change>
        <table:cell-content-change table:id="ct67">
          <table:cell-address table:column="5" table:row="15" table:table="0"/>
          <office:change-info>
            <dc:creator> </dc:creator>
            <dc:date>2021-11-23T23:08:49.563579197</dc:date>
          </office:change-info>
          <table:previous>
            <table:change-track-table-cell/>
          </table:previous>
        </table:cell-content-change>
        <table:cell-content-change table:id="ct68">
          <table:cell-address table:column="2" table:row="15" table:table="0"/>
          <office:change-info>
            <dc:creator> </dc:creator>
            <dc:date>2021-11-23T23:09:00.427025423</dc:date>
          </office:change-info>
          <table:previous table:id="ct63">
            <table:change-track-table-cell office:value-type="float" office:value="867"/>
          </table:previous>
        </table:cell-content-change>
        <table:cell-content-change table:id="ct69">
          <table:cell-address table:column="3" table:row="15" table:table="0"/>
          <office:change-info>
            <dc:creator> </dc:creator>
            <dc:date>2021-11-23T23:09:04.288109175</dc:date>
          </office:change-info>
          <table:previous table:id="ct64">
            <table:change-track-table-cell office:value-type="float" office:value="410"/>
          </table:previous>
        </table:cell-content-change>
        <table:cell-content-change table:id="ct70">
          <table:cell-address table:column="4" table:row="15" table:table="0"/>
          <office:change-info>
            <dc:creator> </dc:creator>
            <dc:date>2021-11-23T23:09:08.365804658</dc:date>
          </office:change-info>
          <table:previous table:id="ct65">
            <table:change-track-table-cell office:value-type="float" office:value="-1640"/>
          </table:previous>
        </table:cell-content-change>
        <table:cell-content-change table:id="ct71">
          <table:cell-address table:column="2" table:row="4" table:table="0"/>
          <office:change-info>
            <dc:creator> </dc:creator>
            <dc:date>2021-11-24T02:12:16.687040663</dc:date>
          </office:change-info>
          <table:previous>
            <table:change-track-table-cell/>
          </table:previous>
        </table:cell-content-change>
        <table:cell-content-change table:id="ct72">
          <table:cell-address table:column="3" table:row="4" table:table="0"/>
          <office:change-info>
            <dc:creator> </dc:creator>
            <dc:date>2021-11-24T02:12:21.675490738</dc:date>
          </office:change-info>
          <table:previous>
            <table:change-track-table-cell/>
          </table:previous>
        </table:cell-content-change>
        <table:cell-content-change table:id="ct73">
          <table:cell-address table:column="4" table:row="4" table:table="0"/>
          <office:change-info>
            <dc:creator> </dc:creator>
            <dc:date>2021-11-24T02:12:24.415883719</dc:date>
          </office:change-info>
          <table:previous>
            <table:change-track-table-cell/>
          </table:previous>
        </table:cell-content-change>
        <table:cell-content-change table:id="ct74">
          <table:cell-address table:column="5" table:row="4" table:table="0"/>
          <office:change-info>
            <dc:creator> </dc:creator>
            <dc:date>2021-11-24T02:12:28.476733110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6" table:table="0"/>
          <office:change-info>
            <dc:creator> </dc:creator>
            <dc:date>2021-11-24T02:15:03.910305538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6" table:table="0"/>
          <office:change-info>
            <dc:creator> </dc:creator>
            <dc:date>2021-11-24T02:15:06.668816986</dc:date>
          </office:change-info>
          <table:previous>
            <table:change-track-table-cell/>
          </table:previous>
        </table:cell-content-change>
        <table:cell-content-change table:id="ct77">
          <table:cell-address table:column="4" table:row="6" table:table="0"/>
          <office:change-info>
            <dc:creator> </dc:creator>
            <dc:date>2021-11-24T02:15:08.501151697</dc:date>
          </office:change-info>
          <table:previous>
            <table:change-track-table-cell/>
          </table:previous>
        </table:cell-content-change>
        <table:cell-content-change table:id="ct78">
          <table:cell-address table:column="5" table:row="6" table:table="0"/>
          <office:change-info>
            <dc:creator> </dc:creator>
            <dc:date>2021-11-24T02:15:23.343897961</dc:date>
          </office:change-info>
          <table:previous>
            <table:change-track-table-cell/>
          </table:previous>
        </table:cell-content-change>
        <table:cell-content-change table:id="ct79">
          <table:cell-address table:column="2" table:row="16" table:table="0"/>
          <office:change-info>
            <dc:creator> </dc:creator>
            <dc:date>2021-11-24T02:18:44.288840854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16" table:table="0"/>
          <office:change-info>
            <dc:creator> </dc:creator>
            <dc:date>2021-11-24T02:18:48.594805674</dc:date>
          </office:change-info>
          <table:previous>
            <table:change-track-table-cell/>
          </table:previous>
        </table:cell-content-change>
        <table:cell-content-change table:id="ct81">
          <table:cell-address table:column="4" table:row="16" table:table="0"/>
          <office:change-info>
            <dc:creator> </dc:creator>
            <dc:date>2021-11-24T02:18:54.597575131</dc:date>
          </office:change-info>
          <table:previous>
            <table:change-track-table-cell/>
          </table:previous>
        </table:cell-content-change>
        <table:cell-content-change table:id="ct82">
          <table:cell-address table:column="5" table:row="16" table:table="0"/>
          <office:change-info>
            <dc:creator> </dc:creator>
            <dc:date>2021-11-24T02:18:57.127039098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Posi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Gripper</text:p>
          </table:table-cell>
          <table:table-cell office:value-type="string" calcext:value-type="string">
            <text:p>Cell Input Stack</text:p>
          </table:table-cell>
          <table:table-cell office:value-type="float" office:value="2063" calcext:value-type="float">
            <text:p>2063</text:p>
          </table:table-cell>
          <table:table-cell office:value-type="float" office:value="3423" calcext:value-type="float">
            <text:p>3423</text:p>
          </table:table-cell>
          <table:table-cell office:value-type="float" office:value="0" calcext:value-type="float">
            <text:p>0</text:p>
          </table:table-cell>
          <table:table-cell office:value-type="float" office:value="-1772" calcext:value-type="float">
            <text:p>-17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l Output Stack</text:p>
          </table:table-cell>
          <table:table-cell office:value-type="float" office:value="873" calcext:value-type="float">
            <text:p>873</text:p>
          </table:table-cell>
          <table:table-cell office:value-type="float" office:value="3351" calcext:value-type="float">
            <text:p>3351</text:p>
          </table:table-cell>
          <table:table-cell office:value-type="float" office:value="0" calcext:value-type="float">
            <text:p>0</text:p>
          </table:table-cell>
          <table:table-cell office:value-type="float" office:value="-1755" calcext:value-type="float">
            <text:p>-17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Input Stack</text:p>
          </table:table-cell>
          <table:table-cell office:value-type="float" office:value="2063" calcext:value-type="float">
            <text:p>2063</text:p>
          </table:table-cell>
          <table:table-cell office:value-type="float" office:value="6091" calcext:value-type="float">
            <text:p>6091</text:p>
          </table:table-cell>
          <table:table-cell office:value-type="float" office:value="0" calcext:value-type="float">
            <text:p>0</text:p>
          </table:table-cell>
          <table:table-cell office:value-type="float" office:value="-1748" calcext:value-type="float">
            <text:p>-17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Output Stack</text:p>
          </table:table-cell>
          <table:table-cell office:value-type="float" office:value="899" calcext:value-type="float">
            <text:p>899</text:p>
          </table:table-cell>
          <table:table-cell office:value-type="float" office:value="6016" calcext:value-type="float">
            <text:p>6016</text:p>
          </table:table-cell>
          <table:table-cell office:value-type="float" office:value="0" calcext:value-type="float">
            <text:p>0</text:p>
          </table:table-cell>
          <table:table-cell office:value-type="float" office:value="-1705" calcext:value-type="float">
            <text:p>-1705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>
            <text:p>Pin tool</text:p>
          </table:table-cell>
          <table:table-cell office:value-type="string" calcext:value-type="string">
            <text:p>Solution 1</text:p>
          </table:table-cell>
          <table:table-cell office:value-type="float" office:value="1451" calcext:value-type="float">
            <text:p>1451</text:p>
          </table:table-cell>
          <table:table-cell office:value-type="float" office:value="486" calcext:value-type="float">
            <text:p>486</text:p>
          </table:table-cell>
          <table:table-cell office:value-type="float" office:value="-1680" calcext:value-type="float">
            <text:p>-168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lution 2</text:p>
          </table:table-cell>
          <table:table-cell office:value-type="float" office:value="855" calcext:value-type="float">
            <text:p>855</text:p>
          </table:table-cell>
          <table:table-cell office:value-type="float" office:value="417" calcext:value-type="float">
            <text:p>417</text:p>
          </table:table-cell>
          <table:table-cell office:value-type="float" office:value="-1656" calcext:value-type="float">
            <text:p>-165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lution 3</text:p>
          </table:table-cell>
          <table:table-cell office:value-type="float" office:value="249" calcext:value-type="float">
            <text:p>249</text:p>
          </table:table-cell>
          <table:table-cell office:value-type="float" office:value="334" calcext:value-type="float">
            <text:p>334</text:p>
          </table:table-cell>
          <table:table-cell office:value-type="float" office:value="-1657" calcext:value-type="float">
            <text:p>-165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n/Hea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ll Transfer Area</text:p>
          </table:table-cell>
          <table:table-cell office:value-type="float" office:value="1463" calcext:value-type="float">
            <text:p>1463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-1892" calcext:value-type="float">
            <text:p>-18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Transfer Area</text:p>
          </table:table-cell>
          <table:table-cell office:value-type="float" office:value="1467" calcext:value-type="float">
            <text:p>1467</text:p>
          </table:table-cell>
          <table:table-cell office:value-type="float" office:value="6051" calcext:value-type="float">
            <text:p>6051</text:p>
          </table:table-cell>
          <table:table-cell office:value-type="float" office:value="0" calcext:value-type="float">
            <text:p>0</text:p>
          </table:table-cell>
          <table:table-cell office:value-type="float" office:value="-1748" calcext:value-type="float">
            <text:p>-174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ood Height value for base</text:p>
          </table:table-cell>
          <table:table-cell office:value-type="float" office:value="-1881" calcext:value-type="float">
            <text:p>-188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float" office:value="319" calcext:value-type="float">
            <text:p>319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21:49:24.100868685</meta:creation-date>
    <dc:date>2021-11-23T21:19:00.573159343</dc:date>
    <meta:editing-duration>PT6H28M55S</meta:editing-duration>
    <meta:editing-cycles>12</meta:editing-cycles>
    <meta:generator>LibreOffice/7.0.6.2$Linux_X86_64 LibreOffice_project/00$Build-2</meta:generator>
    <meta:document-statistic meta:table-count="1" meta:cell-count="58" meta:object-count="0"/>
  </office:meta>
</office:document-meta>
</file>